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izza Sales SQL project</text:span></text:p>
      <text:p text:style-name="P1"><text:span text:style-name="T1"/></text:p>
      <text:p text:style-name="P2"><text:span text:style-name="T2">1. Retrieve the total number of orders placed.</text:span><text:span text:style-name="T3"/></text:p>
      <text:p text:style-name="P2"><text:span text:style-name="T3">SELECT </text:span></text:p>
      <text:p text:style-name="P2"><text:span text:style-name="T3"><text:s text:c="4"/>COUNT(order_id) AS total_orders</text:span></text:p>
      <text:p text:style-name="P2"><text:span text:style-name="T3">FROM</text:span></text:p>
      <text:p text:style-name="P2"><text:span text:style-name="T3"><text:s text:c="4"/>orders;</text:span></text:p>
      <text:p text:style-name="P2"><text:span text:style-name="T3"/></text:p>
      <text:p text:style-name="P2"><text:span text:style-name="T4">2. Calculate the total revenue generated from pizza sales.</text:span></text:p>
      <text:p text:style-name="P2"><text:span text:style-name="T5">SELECT </text:span></text:p>
      <text:p text:style-name="P2"><text:span text:style-name="T5"><text:s text:c="4"/>ROUND(SUM(order_details.quantity * pizzas.price),2) AS total_Sales</text:span></text:p>
      <text:p text:style-name="P2"><text:span text:style-name="T5">FROM</text:span></text:p>
      <text:p text:style-name="P2"><text:span text:style-name="T5"><text:s text:c="4"/>order_details</text:span></text:p>
      <text:p text:style-name="P2"><text:span text:style-name="T5"><text:s text:c="8"/>JOIN</text:span></text:p>
      <text:p text:style-name="P2"><text:span text:style-name="T5"><text:s text:c="4"/>pizzas ON pizzas.pizza_id = order_details.pizza_id</text:span></text:p>
      <text:p text:style-name="P2"><text:span text:style-name="T5"/></text:p>
      <text:p text:style-name="P2"><text:span text:style-name="T6">3. Identify the highest-priced pizza.</text:span><text:span text:style-name="T7"/></text:p>
      <text:p text:style-name="P2"><text:span text:style-name="T7">SELECT </text:span></text:p>
      <text:p text:style-name="P2"><text:span text:style-name="T7"><text:s text:c="4"/>pizza_types.name, pizzas.price</text:span></text:p>
      <text:p text:style-name="P2"><text:span text:style-name="T7">FROM</text:span></text:p>
      <text:p text:style-name="P2"><text:span text:style-name="T7"><text:s text:c="4"/>pizza_types</text:span></text:p>
      <text:p text:style-name="P2"><text:span text:style-name="T7"><text:s text:c="8"/>JOIN</text:span></text:p>
      <text:p text:style-name="P2"><text:span text:style-name="T7"><text:s text:c="4"/>pizzas ON pizza_types.pizza_type_id = pizzas.pizza_type_id</text:span></text:p>
      <text:p text:style-name="P2"><text:span text:style-name="T7">ORDER BY pizzas.price DESC</text:span></text:p>
      <text:p text:style-name="P2"><text:span text:style-name="T7">LIMIT 1;</text:span></text:p>
      <text:p text:style-name="P2"><text:span text:style-name="T8"/></text:p>
      <text:p text:style-name="P2"><text:span text:style-name="T8">4. Identify the most common pizza size ordered.</text:span></text:p>
      <text:p text:style-name="P2"><text:span text:style-name="T9">SELECT </text:span></text:p>
      <text:p text:style-name="P2"><text:span text:style-name="T9"><text:s text:c="4"/>pizzas.size,</text:span></text:p>
      <text:p text:style-name="P2"><text:span text:style-name="T9"><text:s text:c="4"/>COUNT(order_details.order_details_id) AS order_count</text:span></text:p>
      <text:p text:style-name="P2"><text:span text:style-name="T9">FROM</text:span></text:p>
      <text:p text:style-name="P2"><text:span text:style-name="T9"><text:s text:c="4"/>pizzas</text:span></text:p>
      <text:p text:style-name="P2"><text:span text:style-name="T9"><text:s text:c="8"/>JOIN</text:span></text:p>
      <text:p text:style-name="P2"><text:span text:style-name="T9"><text:s text:c="4"/>order_details ON pizzas.pizza_id = order_details.pizza_id</text:span></text:p>
      <text:p text:style-name="P2"><text:span text:style-name="T9">GROUP BY pizzas.size</text:span></text:p>
      <text:p text:style-name="P2"><text:span text:style-name="T9">ORDER BY order_count DESC;</text:span></text:p>
      <text:p text:style-name="P2"><text:span text:style-name="T9"/></text:p>
      <text:p text:style-name="P2"><text:span text:style-name="T10">5.<text:s text:c="2"/>List the top 5 most ordered pizza types along with their quantities.</text:span></text:p>
      <text:p text:style-name="P2"><text:span text:style-name="T11">SELECT </text:span></text:p>
      <text:p text:style-name="P2"><text:span text:style-name="T11"><text:s text:c="4"/>pizza_types.name, SUM(order_details.quantity) AS quantity</text:span></text:p>
      <text:p text:style-name="P2"><text:span text:style-name="T11">FROM</text:span></text:p>
      <text:p text:style-name="P2"><text:span text:style-name="T11"><text:s text:c="4"/>pizza_types</text:span></text:p>
      <text:p text:style-name="P2"><text:span text:style-name="T11"><text:s text:c="8"/>JOIN</text:span></text:p>
      <text:p text:style-name="P2"><text:span text:style-name="T11"><text:s text:c="4"/>pizzas ON pizza_types.pizza_type_id = pizzas.pizza_type_id</text:span></text:p>
      <text:p text:style-name="P2"><text:span text:style-name="T11"><text:s text:c="8"/>JOIN</text:span></text:p>
      <text:p text:style-name="P2"><text:span text:style-name="T11"><text:s text:c="4"/>order_details ON order_details.pizza_id = pizzas.pizza_id</text:span></text:p>
      <text:p text:style-name="P2"><text:span text:style-name="T11">GROUP BY pizza_types.name</text:span></text:p>
      <text:p text:style-name="P2"><text:span text:style-name="T11">ORDER BY quantity DESC</text:span></text:p>
      <text:p text:style-name="P2"><text:span text:style-name="T11">LIMIT 5;</text:span></text:p>
      <text:p text:style-name="P2"><text:span text:style-name="T11"/></text:p>
      <text:p text:style-name="P2"><text:span text:style-name="T12">6. Join the necessary tables to find the total quantity of each pizza category ordered.</text:span></text:p>
      <text:p text:style-name="P2"><text:span text:style-name="T13">SELECT </text:span></text:p>
      <text:p text:style-name="P2"><text:span text:style-name="T13"><text:s text:c="4"/>pizza_types.category,</text:span></text:p>
      <text:p text:style-name="P2"><text:span text:style-name="T13"><text:s text:c="4"/>SUM(order_details.quantity) AS quantity</text:span></text:p>
      <text:p text:style-name="P2"><text:span text:style-name="T13">FROM</text:span></text:p>
      <text:p text:style-name="P2"><text:span text:style-name="T13"><text:s text:c="4"/>pizza_types</text:span></text:p>
      <text:p text:style-name="P2"><text:span text:style-name="T13"><text:s text:c="8"/>JOIN</text:span></text:p>
      <text:p text:style-name="P2"><text:span text:style-name="T13"><text:s text:c="4"/>pizzas ON pizza_types.pizza_type_id = pizzas.pizza_type_id</text:span></text:p>
      <text:p text:style-name="P2"><text:span text:style-name="T13"><text:s text:c="8"/>JOIN</text:span></text:p>
      <text:p text:style-name="P2"><text:span text:style-name="T13"><text:s text:c="4"/>order_details ON order_details.pizza_id = pizzas.pizza_id</text:span></text:p>
      <text:p text:style-name="P2"><text:span text:style-name="T13">GROUP BY pizza_types.category</text:span></text:p>
      <text:p text:style-name="P2"><text:span text:style-name="T13">ORDER BY quantity DESC;</text:span></text:p>
      <text:p text:style-name="P2"><text:span text:style-name="T13"/></text:p>
      <text:p text:style-name="P2"><text:span text:style-name="T14">7.<text:s text:c="2"/>Determine the distribution of orders by hour of the day.</text:span><text:span text:style-name="T15"/></text:p>
      <text:p text:style-name="P2"><text:span text:style-name="T15">SELECT </text:span></text:p>
      <text:p text:style-name="P2"><text:span text:style-name="T15"><text:s text:c="4"/>HOUR(order_time) AS hour, COUNT(order_id) AS order_count</text:span></text:p>
      <text:p text:style-name="P2"><text:span text:style-name="T15">FROM</text:span></text:p>
      <text:p text:style-name="P2"><text:span text:style-name="T15"><text:s text:c="4"/>orders</text:span></text:p>
      <text:p text:style-name="P2"><text:span text:style-name="T15">GROUP BY HOUR(order_time);</text:span></text:p>
      <text:p text:style-name="P2"><text:span text:style-name="T15"/></text:p>
      <text:p text:style-name="P2"><text:span text:style-name="T16">8. join relevant tables to find the category-wise distribution of pizzas.</text:span></text:p>
      <text:p text:style-name="P2"><text:span text:style-name="T17">SELECT </text:span></text:p>
      <text:p text:style-name="P2"><text:span text:style-name="T17"><text:s text:c="4"/>category, COUNT(name)</text:span></text:p>
      <text:p text:style-name="P2"><text:span text:style-name="T17">FROM</text:span></text:p>
      <text:p text:style-name="P2"><text:span text:style-name="T17"><text:s text:c="4"/>pizza_types</text:span></text:p>
      <text:p text:style-name="P2"><text:span text:style-name="T17">GROUP BY category;</text:span></text:p>
      <text:p text:style-name="P2"><text:span text:style-name="T17"/></text:p>
      <text:p text:style-name="P2"><text:span text:style-name="T18">9. Group the orders by date and calculate the average number of pizzas ordered per day.</text:span></text:p>
      <text:p text:style-name="P2"><text:span text:style-name="T19">SELECT </text:span></text:p>
      <text:p text:style-name="P2"><text:span text:style-name="T19"><text:s text:c="4"/>ROUND(AVG(quantity), 0) as avg_pizzas_ordered_per_day</text:span></text:p>
      <text:p text:style-name="P2"><text:span text:style-name="T19">FROM</text:span></text:p>
      <text:p text:style-name="P2"><text:span text:style-name="T19"><text:s text:c="4"/>(SELECT </text:span></text:p>
      <text:p text:style-name="P2"><text:span text:style-name="T19"><text:s text:c="8"/>orders.order_date, SUM(order_details.quantity) AS quantity</text:span></text:p>
      <text:p text:style-name="P2"><text:span text:style-name="T19"><text:s text:c="4"/>FROM</text:span></text:p>
      <text:p text:style-name="P2"><text:span text:style-name="T19"><text:s text:c="8"/>orders</text:span></text:p>
      <text:p text:style-name="P2"><text:span text:style-name="T19"><text:s text:c="4"/>JOIN order_details ON orders.order_id = order_details.order_id</text:span></text:p>
      <text:p text:style-name="P2"><text:span text:style-name="T19"><text:s text:c="4"/>GROUP BY orders.order_date) AS order_quantity;</text:span></text:p>
      <text:p text:style-name="P2"><text:span text:style-name="T19"/></text:p>
      <text:p text:style-name="P2"><text:span text:style-name="T20">10. Determine the top 3 most ordered pizza types based on revenue.</text:span></text:p>
      <text:p text:style-name="P2"><text:span text:style-name="T21">SELECT </text:span></text:p>
      <text:p text:style-name="P2"><text:span text:style-name="T21"><text:s text:c="4"/>pizza_types.name,</text:span></text:p>
      <text:p text:style-name="P2"><text:span text:style-name="T21"><text:s text:c="4"/>SUM(order_details.quantity * pizzas.price) AS revenue</text:span></text:p>
      <text:p text:style-name="P2"><text:span text:style-name="T21">FROM</text:span></text:p>
      <text:p text:style-name="P2"><text:span text:style-name="T21"><text:s text:c="4"/>pizza_types</text:span></text:p>
      <text:p text:style-name="P2"><text:span text:style-name="T21"><text:s text:c="8"/>JOIN</text:span></text:p>
      <text:p text:style-name="P2"><text:span text:style-name="T21"><text:s text:c="4"/>pizzas ON pizzas.pizza_type_id = pizza_types.pizza_type_id</text:span></text:p>
      <text:p text:style-name="P2"><text:span text:style-name="T21"><text:s text:c="8"/>JOIN</text:span></text:p>
      <text:p text:style-name="P2"><text:span text:style-name="T21"><text:s text:c="4"/>order_details ON order_details.pizza_id = pizzas.pizza_id</text:span></text:p>
      <text:p text:style-name="P2"><text:span text:style-name="T21">GROUP BY pizza_types.name</text:span></text:p>
      <text:p text:style-name="P2"><text:span text:style-name="T21">ORDER BY revenue DESC</text:span></text:p>
      <text:p text:style-name="P2"><text:span text:style-name="T21">LIMIT 3;</text:span></text:p>
      <text:p text:style-name="P2"><text:span text:style-name="T21"/></text:p>
      <text:p text:style-name="P2"><text:span text:style-name="T22">11.<text:s text:c="2"/>Calculate the percentage contribution of each pizza type to total revenue.</text:span></text:p>
      <text:p text:style-name="P2"><text:span text:style-name="T23">SELECT </text:span></text:p>
      <text:p text:style-name="P2"><text:span text:style-name="T23"><text:s text:c="4"/>pizza_types.category,</text:span></text:p>
      <text:p text:style-name="P2"><text:span text:style-name="T23"><text:s text:c="4"/>ROUND((SUM(order_details.quantity * pizzas.price) / (SELECT </text:span></text:p>
      <text:p text:style-name="P2"><text:span text:style-name="T23"><text:s text:c="20"/>ROUND(SUM(order_details.quantity * pizzas.price),</text:span></text:p>
      <text:p text:style-name="P2"><text:span text:style-name="T23"><text:s text:c="32"/>2) AS total_sales</text:span></text:p>
      <text:p text:style-name="P2"><text:span text:style-name="T23"><text:s text:c="16"/>FROM</text:span></text:p>
      <text:p text:style-name="P2"><text:span text:style-name="T23"><text:s text:c="20"/>order_details</text:span></text:p>
      <text:p text:style-name="P2"><text:span text:style-name="T23"><text:s text:c="24"/>JOIN</text:span></text:p>
      <text:p text:style-name="P2"><text:span text:style-name="T23"><text:s text:c="20"/>pizzas ON pizzas.pizza_id = order_details.pizza_id)) * 100,</text:span></text:p>
      <text:p text:style-name="P2"><text:span text:style-name="T23"><text:s text:c="12"/>2) AS revenue</text:span></text:p>
      <text:p text:style-name="P2"><text:span text:style-name="T23">FROM</text:span></text:p>
      <text:p text:style-name="P2"><text:span text:style-name="T23"><text:s text:c="4"/>pizza_types</text:span></text:p>
      <text:p text:style-name="P2"><text:span text:style-name="T23"><text:s text:c="8"/>JOIN</text:span></text:p>
      <text:p text:style-name="P2"><text:span text:style-name="T23"><text:s text:c="4"/>pizzas ON pizza_types.pizza_type_id = pizzas.pizza_type_id</text:span></text:p>
      <text:p text:style-name="P2"><text:span text:style-name="T23"><text:s text:c="8"/>JOIN</text:span></text:p>
      <text:p text:style-name="P2"><text:span text:style-name="T23"><text:s text:c="4"/>order_details ON order_details.pizza_id = pizzas.pizza_id</text:span></text:p>
      <text:p text:style-name="P2"><text:span text:style-name="T23">GROUP BY pizza_types.category</text:span></text:p>
      <text:p text:style-name="P2"><text:span text:style-name="T23">ORDER BY revenue DESC;</text:span></text:p>
      <text:p text:style-name="P2"><text:span text:style-name="T23"/></text:p>
      <text:p text:style-name="P2"><text:span text:style-name="T24">12. Analyze the cumulative revenue generated over time.</text:span><text:span text:style-name="T25"/></text:p>
      <text:p text:style-name="P2"><text:span text:style-name="T25">select<text:s text:c="2"/>order_date, sum(revenue) over(order by order_date) as cum_revenue </text:span></text:p>
      <text:p text:style-name="P2"><text:span text:style-name="T25">from </text:span></text:p>
      <text:p text:style-name="P2"><text:span text:style-name="T25">(select orders.order_date,</text:span></text:p>
      <text:p text:style-name="P2"><text:span text:style-name="T25">sum(order_details.quantity * pizzas.price) as revenue </text:span></text:p>
      <text:p text:style-name="P2"><text:span text:style-name="T25">from order_details join pizzas</text:span></text:p>
      <text:p text:style-name="P2"><text:span text:style-name="T25">on order_details.pizza_id = pizzas.pizza_id</text:span></text:p>
      <text:p text:style-name="P2"><text:span text:style-name="T25">join orders</text:span></text:p>
      <text:p text:style-name="P2"><text:span text:style-name="T25">on orders.order_id = order_details.order_id</text:span></text:p>
      <text:p text:style-name="P2"><text:span text:style-name="T25">group by orders.order_date) as sales;</text:span></text:p>
      <text:p text:style-name="P2"><text:span text:style-name="T25"/></text:p>
      <text:p text:style-name="P2"><text:span text:style-name="T26">13. Determine the top 3 most ordered pizza types based on revenue for each pizza category.</text:span></text:p>
      <text:p text:style-name="P2"><text:span text:style-name="T27">select name ,<text:s text:c="2"/>revenue from </text:span></text:p>
      <text:p text:style-name="P2"><text:span text:style-name="T27">(select category , name , revenue,</text:span></text:p>
      <text:p text:style-name="P2"><text:span text:style-name="T27">rank() over(partition by category order by revenue desc) as rn</text:span></text:p>
      <text:p text:style-name="P2"><text:span text:style-name="T27">from </text:span></text:p>
      <text:p text:style-name="P2"><text:span text:style-name="T27">(select pizza_types.category , pizza_types.name ,</text:span></text:p>
      <text:p text:style-name="P2"><text:span text:style-name="T27">sum((order_details.quantity) * pizzas.price ) as revenue</text:span></text:p>
      <text:p text:style-name="P2"><text:span text:style-name="T27">from pizza_types join pizzas</text:span></text:p>
      <text:p text:style-name="P2"><text:span text:style-name="T27">on pizza_types.pizza_type_id = pizzas.pizza_type_id</text:span></text:p>
      <text:p text:style-name="P2"><text:span text:style-name="T27">join order_details</text:span></text:p>
      <text:p text:style-name="P2"><text:span text:style-name="T27">on order_details.pizza_id = pizzas.pizza_id</text:span></text:p>
      <text:p text:style-name="P2"><text:span text:style-name="T27">group by pizza_types.category, pizza_types.name) as a) b </text:span></text:p>
      <text:p text:style-name="P2"><text:span text:style-name="T27">where rn&lt;= 3 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